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fo:letter-spacing="normal"/>
    </style:style>
    <style:style style:name="P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fo:letter-spacing="normal" officeooo:paragraph-rsid="00008ef0"/>
    </style:style>
    <style:style style:name="T1" style:family="text">
      <style:text-properties officeooo:rsid="000287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 objetivo dessa modelagem é construir os modelos entidade-relacionamento, modelo relacional e a criação de um banco de dados para uma empresa de telecomunicações. A empresa em questão fornece serviços de Internet, Telefonia Fixa, Telefonia Móvel, Televisão e Serviço de Atendimento e Suporte, a empresa possui um CNPJ, Nome, uma localização (como endereço e cidade) e um modo de contato.</text:p>
      <text:p text:style-name="P1"><text:tab/>Cada plano possui <text:s/>um número e um valor fixo, além de seus dados específicos, telefonia fixa deve possuir um número de contato e uma quantidade de minutos que podem ser utilizados, telefonia móvel possui minutos para se falar, limite de SMS, limite de internet, e número de celular.</text:p>
      <text:p text:style-name="P1"><text:tab/>Os planos de Internet devem possuir velocidade e os planos de televisão devem possuir os canais que estão ligados ao plano.</text:p>
      <text:p text:style-name="P1"><text:tab/>A empresa possuirá clientes que poderão usufruir de um ou mais serviços fornecidos, é necessário armazenar o CPF, nome, endereço e telefone (que pode ser um ou mais) dos clientes, eles serão identificados internamente pelo CPF.</text:p>
      <text:p text:style-name="P1"/>
      <text:p text:style-name="P1"><text:tab/>A empresa também possui funcionários, que podem ser funcionários de Tecnologia da Informação, Engenharia, Recursos Humanos, Manutenção, Limpeza, para cada um é necessário se ter um número de identificação, além de nome, telefone, data de admissão, carga horária, salário, cpf, endereço e cada área possuirá suas informações específicas</text:p>
      <text:p text:style-name="P1"><text:tab/>TI: Setor, Experiência, Função</text:p>
      <text:p text:style-name="P1"><text:tab/>Engenharia: Área</text:p>
      <text:p text:style-name="P1"><text:tab/>Recursos Humanos: Função</text:p>
      <text:p text:style-name="P1"><text:tab/>Manutenção: Setor, Função</text:p>
      <text:p text:style-name="P1"><text:tab/></text:p>
      <text:p text:style-name="P1"><text:tab/></text:p>
      <text:p text:style-name="P1">A empresa deve ser capaz de manter uma folha de pagamento para os funcionários. (AINDA NAO IMPLEMENTADO)</text:p>
      <text:p text:style-name="P1"/>
      <text:p text:style-name="P1"><text:tab/>Além disso, cada funcionário pode ter um número de dependentes, terá de ser armazenado o nome e o grau de parentesco com o funcionário.</text:p>
      <text:p text:style-name="P1"><text:tab/></text:p>
      <text:p text:style-name="P1"><text:tab/>A empresa também deverá ser capaz de manter em seu banco de dados as prestações de contas de cada cliente, com um número identificador, o valor da conta, a data de emissão e vencimento, a conta deve ser ligada ao respectivo cliente e ao(s) plano(s) que são utilizados por ele.</text:p>
      <text:p text:style-name="P1"/>
      <text:p text:style-name="P2"><text:tab/>Um cliente pode contratar um ou mais serviços da empresa, e pode pedir atendimento por telefone ou manutenção, que deve ser fornecido pela empresa, cada serviço deve ter um número de identificação e um tipo. <text:span text:style-name="T1">Quando um serviço for fornecido, deve-se registrar a data em que foi requisitado o serviço, a data em que ele foi concretizado e qual funcionário foi o responsável por aquele serviço em específico.</text:span></text:p>
      <text:p text:style-name="P2"/>
      <text:p text:style-name="P2"><text:tab/>A empresa deve emitir as contas que devem ser pagas pelo cliente, mantendo a data em que a conta foi paga e se o cliente está em dia ou não com as contas, e os funcionários devem prestar atendimento ou manutenção se estiverem habilitados para tal.</text:p>
      <text:p text:style-name="P1"/>
      <text:p text:style-name="P1"><text:tab/>Frequentemente, desejará saber a quais serviços um cliente está ligado, saber se um cliente está em dia com as contas, saber as últimas manutenções ou atendimentos requisitados por um cliente, saber as últimas manutenções ou atendimentos prestados por um funcionário.</text:p>
      <text:p text:style-name="P1"/>
      <text:p text:style-name="P1"><text:tab/>RESTRIÇÕES DE INTEGRIDADE?</text:p>
      <text:p text:style-name="P1"/>
      <text:p text:style-name="P1"><text:tab/>Para as chaves primárias, será utilizado CPF, que possui um valor único em território nacional ou um ID auto incrementado, toda vez que uma entrada for inserida na tabela o id aumentará em um, evitando assim que ele se repita.</text:p>
      <text:p text:style-name="P1"><text:tab/>O valor gerado por Conta será o valor do plano contratado no periodo de tempo</text:p>
      <text:p text:style-name="P1"><text:tab/>O valor da Conta deve sofrer juros caso a data de pagamento, da relação Paga, seja depois da data de vencimento de Conta</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date>2015-07-10T18:39:01.749103000</dc:date>
    <meta:editing-duration>PT53S</meta:editing-duration>
    <meta:editing-cycles>2</meta:editing-cycles>
    <meta:document-statistic meta:table-count="0" meta:image-count="0" meta:object-count="0" meta:page-count="1" meta:paragraph-count="23" meta:word-count="551" meta:character-count="3355" meta:non-whitespace-character-count="2800"/>
  </office:meta>
</office:document-meta>
</file>